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rrayEncodeTest.test_3_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ArrayEncodeTest.test_0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ArrayEncode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ArrayEncodeTest.test_1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